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0a1b7a" officeooo:paragraph-rsid="000a1b7a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weight="bold" officeooo:rsid="000a6b73" officeooo:paragraph-rsid="000a6b73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1b7a" officeooo:paragraph-rsid="000a1b7a" style:font-size-asian="12pt" style:font-style-asian="italic" style:font-size-complex="12pt" style:font-style-complex="italic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6b73" officeooo:paragraph-rsid="000a6b73" style:font-size-asian="12pt" style:font-style-asian="italic" style:font-size-complex="12pt" style:font-style-complex="italic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style:font-name="Ubuntu" fo:font-size="12pt" fo:font-style="italic" officeooo:rsid="000a6b73" officeooo:paragraph-rsid="000c279c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1b7a" officeooo:paragraph-rsid="000a1b7a" style:font-size-asian="12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6b73" officeooo:paragraph-rsid="000a6b73" style:font-size-asian="12pt" style:font-size-complex="12pt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Ubuntu" fo:font-size="12pt" officeooo:rsid="000a6b73" officeooo:paragraph-rsid="000c279c" style:font-size-asian="12pt" style:font-size-complex="12pt"/>
    </style:style>
    <style:style style:name="P11" style:family="paragraph" style:parent-style-name="Preformatted_20_Text" style:list-style-name="L1">
      <style:paragraph-properties fo:margin-top="0cm" fo:margin-bottom="0cm" loext:contextual-spacing="false"/>
      <style:text-properties officeooo:rsid="000a1b7a" officeooo:paragraph-rsid="000a1b7a"/>
    </style:style>
    <style:style style:name="P12" style:family="paragraph" style:parent-style-name="Preformatted_20_Text" style:list-style-name="L1">
      <style:paragraph-properties fo:margin-top="0cm" fo:margin-bottom="0cm" loext:contextual-spacing="false"/>
    </style:style>
    <style:style style:name="T1" style:family="text">
      <style:text-properties officeooo:rsid="000a6b73"/>
    </style:style>
    <style:style style:name="T2" style:family="text">
      <style:text-properties officeooo:rsid="000c279c"/>
    </style:style>
    <style:style style:name="T3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Ubuntu" fo:font-size="12pt" fo:font-style="italic" officeooo:rsid="000e9a7c" style:font-size-asian="12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6b73" style:font-style-asian="italic" style:font-style-complex="italic"/>
    </style:style>
    <style:style style:name="T7" style:family="text">
      <style:text-properties officeooo:rsid="0010e4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MINIAPUNTES </text:span>DE GIT <text:span text:style-name="T7">CON </text:span>GI<text:span text:style-name="T7">TLAB O GI</text:span>THUB</text:p>
      <text:p text:style-name="P1"/>
      <text:list xml:id="list378855738" text:style-name="L1">
        <text:list-item>
          <text:p text:style-name="P3">Instalar GIT en Ubuntu:</text:p>
          <text:list>
            <text:list-item>
              <text:p text:style-name="P5">sudo apt-get install git</text:p>
            </text:list-item>
          </text:list>
        </text:list-item>
        <text:list-item>
          <text:p text:style-name="P3">Configurar git en local con nombre y correo</text:p>
          <text:list>
            <text:list-item>
              <text:p text:style-name="P11"><text:span text:style-name="Source_20_Text"><text:span text:style-name="T3">git config --global user.name "</text:span></text:span><text:span text:style-name="Source_20_Text"><text:span text:style-name="T4">Nombre</text:span></text:span><text:span text:style-name="Source_20_Text"><text:span text:style-name="T3">"</text:span></text:span></text:p>
            </text:list-item>
            <text:list-item>
              <text:p text:style-name="P12"><text:span text:style-name="Source_20_Text"><text:span text:style-name="T3">git config --global user.email </text:span></text:span><text:span text:style-name="Source_20_Text"><text:span text:style-name="T4">usuario</text:span></text:span><text:span text:style-name="Source_20_Text"><text:span text:style-name="T3">@</text:span></text:span><text:span text:style-name="Source_20_Text"><text:span text:style-name="T4">ejemplo</text:span></text:span><text:span text:style-name="Source_20_Text"><text:span text:style-name="T3">.com</text:span></text:span></text:p>
            </text:list-item>
          </text:list>
        </text:list-item>
        <text:list-item>
          <text:p text:style-name="P3">Clonar repositorios en local</text:p>
          <text:list>
            <text:list-item>
              <text:p text:style-name="P8"><text:span text:style-name="T5">git clone “dirección_web_del_repositorio”</text:span>, se puede ver en github o gitlab</text:p>
            </text:list-item>
          </text:list>
        </text:list-item>
        <text:list-item>
          <text:p text:style-name="P3">Añadir, Comentar y Subir</text:p>
          <text:list>
            <text:list-item>
              <text:p text:style-name="P8">Añadir todos los cambios del repositorio</text:p>
              <text:list>
                <text:list-item>
                  <text:p text:style-name="P5">git add .</text:p>
                </text:list-item>
              </text:list>
            </text:list-item>
            <text:list-item>
              <text:p text:style-name="P8">Comentar los cambios</text:p>
              <text:list>
                <text:list-item>
                  <text:p text:style-name="P5">git commit -m “comentarios sobre cambios”</text:p>
                </text:list-item>
              </text:list>
            </text:list-item>
            <text:list-item>
              <text:p text:style-name="P8">Subir</text:p>
              <text:list>
                <text:list-item>
                  <text:p text:style-name="P8"><text:span text:style-name="T5">git pu</text:span><text:span text:style-name="T6">sh repositorio rama</text:span>, te pedirá <text:span text:style-name="T1">nombre de usuario y contraseña en github o gitlab</text:span></text:p>
                </text:list-item>
                <text:list-item>
                  <text:p text:style-name="P9">ejemplo : <text:span text:style-name="T5">git push origin master o git push</text:span></text:p>
                </text:list-item>
              </text:list>
            </text:list-item>
          </text:list>
        </text:list-item>
        <text:list-item>
          <text:p text:style-name="P4">Actualizar repositorios</text:p>
          <text:list>
            <text:list-item>
              <text:p text:style-name="P6">git pull</text:p>
            </text:list-item>
          </text:list>
        </text:list-item>
        <text:list-item>
          <text:p text:style-name="P4">Añadir repositorios remotos</text:p>
          <text:list>
            <text:list-item>
              <text:p text:style-name="P7">git remote add <text:span text:style-name="T2">nombrerepositorio</text:span> <text:span text:style-name="T2">direcciónrepositorio</text:span></text:p>
            </text:list-item>
            <text:list-item>
              <text:p text:style-name="P10"><text:span text:style-name="T2">ejemplo: </text:span><text:span text:style-name="T5">git remote add escornabot https://github.com/escornabot/libreria-arduino.gi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0:35:31.694618713</meta:creation-date>
    <dc:date>2018-06-24T18:05:09.970155761</dc:date>
    <meta:editing-duration>PT15M40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21" meta:word-count="134" meta:character-count="802" meta:non-whitespace-character-count="711"/>
  </office:meta>
</office:document-meta>
</file>